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cde0" officeooo:paragraph-rsid="0020cde0"/>
    </style:style>
    <style:style style:name="T1" style:family="text">
      <style:text-properties fo:font-variant="normal" fo:text-transform="none" fo:color="#333333" style:font-name="Microsoft Yahei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Microsoft Yahei" fo:font-size="10.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333333" fo:letter-spacing="normal"/>
    </style:style>
    <style:style style:name="T4" style:family="text">
      <style:text-properties fo:font-variant="normal" fo:text-transform="none" fo:color="#333333" fo:letter-spacing="normal" style:font-name-asian="Microsoft Yahei" style:font-size-asian="10.5pt" style:font-style-asian="normal" style:font-weight-asian="normal"/>
    </style:style>
    <style:style style:name="T5" style:family="text">
      <style:text-properties fo:font-variant="normal" fo:text-transform="none" fo:color="#333333" fo:letter-spacing="normal" fo:font-weight="bold" style:font-name-asian="Microsoft Yahei" style:font-size-asian="10.5pt" style:font-style-asian="normal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1.main()函数参数</text:p>
      <text:p text:style-name="P1"><text:span text:style-name="T4">在最新的 </text:span><text:span text:style-name="T1">C99 </text:span><text:span text:style-name="T4">标准中，只有以下两种定义方式是正确的：</text:span><text:line-break/><text:line-break/><text:span text:style-name="T1">int main( void )  /* </text:span><text:span text:style-name="T4">无参数形式 </text:span><text:span text:style-name="T1">*/</text:span><text:line-break/><text:span text:style-name="T1">{</text:span><text:line-break/><text:span text:style-name="T3">    </text:span><text:span text:style-name="T1">...</text:span><text:line-break/><text:span text:style-name="T3">    </text:span><text:span text:style-name="T1">return 0;</text:span><text:line-break/><text:span text:style-name="T1">}</text:span><text:line-break/><text:span text:style-name="T1">int main( int argc, char *argv[] ) /* </text:span><text:span text:style-name="T4">带参数形式 </text:span><text:span text:style-name="T1">*/</text:span><text:line-break/><text:span text:style-name="T1">{</text:span><text:line-break/><text:span text:style-name="T3">    </text:span><text:span text:style-name="T1">...</text:span><text:line-break/><text:span text:style-name="T3">    </text:span><text:span text:style-name="T1">return 0;</text:span><text:line-break/><text:span text:style-name="T1">}</text:span></text:p>
      <text:p text:style-name="P1"/>
      <text:p text:style-name="P1"/>
      <text:p text:style-name="P1"><text:span text:style-name="T4">编译运行后打开命令提示符，在命令行里输入</text:span><text:span text:style-name="T1">a&amp;&amp;b </text:span><text:span text:style-name="T4">回车，这样你就可以看到《人鬼情未了》里面经典的爱情对白：</text:span><text:line-break/><text:line-break/><text:span text:style-name="T1">I love you.</text:span><text:line-break/><text:line-break/><text:span text:style-name="T1">I’m too.</text:span><text:line-break/><text:line-break/><text:span text:style-name="T2">&amp;&amp; </text:span><text:span text:style-name="T5">的含义是</text:span><text:span text:style-name="T4">：如果 </text:span><text:span text:style-name="T1">&amp;&amp; </text:span><text:span text:style-name="T4">前面的程序正常退出，则继续执行 </text:span><text:span text:style-name="T1">&amp;&amp; </text:span><text:span text:style-name="T4">后面的程序，否则不执行。所以，要是把</text:span><text:span text:style-name="T1">a.c</text:span><text:span text:style-name="T4">里面的 </text:span><text:span text:style-name="T1">return 0; </text:span><text:span text:style-name="T4">删除或者改为 </text:span><text:span text:style-name="T1">return 99; </text:span><text:span text:style-name="T4">，那么你只能看到 </text:span><text:span text:style-name="T1">I love you. </text:span><text:span text:style-name="T4">。也就是说，程序</text:span><text:span text:style-name="T1">b.c</text:span><text:span text:style-name="T4">就不执行了。现在，大家该明白 </text:span><text:span text:style-name="T1">return 0; </text:span><text:span text:style-name="T4">的作用了吧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Yahei" svg:font-family="'Microsoft Yahei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1:27:02.004101613</meta:creation-date>
    <meta:generator>LibreOffice/4.2.8.2$Linux_X86_64 LibreOffice_project/420m0$Build-2</meta:generator>
    <dc:date>2015-12-10T15:47:18.559167037</dc:date>
    <meta:editing-duration>P0D</meta:editing-duration>
    <meta:editing-cycles>1</meta:editing-cycles>
    <meta:document-statistic meta:table-count="0" meta:image-count="0" meta:object-count="0" meta:page-count="1" meta:paragraph-count="3" meta:word-count="217" meta:character-count="397" meta:non-whitespace-character-count="322"/>
  </office:meta>
</office:document-meta>
</file>